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F0000011325C903499F8CF5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4.45cm" svg:x="0cm" svg:y="0.77cm">
          <draw:image xlink:href="Pictures/100000000000039F0000011325C903499F8CF5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4T16:47:20.543000000</dc:date>
    <meta:editing-duration>PT3M18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